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fo:font-weight="bold" officeooo:paragraph-rsid="000f037d" style:font-size-asian="10pt" style:font-weight-asian="bold" style:font-size-complex="10pt" style:font-weight-complex="bold"/>
    </style:style>
    <style:style style:name="P2" style:family="paragraph" style:parent-style-name="Standard" style:list-style-name="WWNum1">
      <style:text-properties style:font-name="Courier 10 Pitch" fo:font-size="12pt" fo:font-weight="bold" officeooo:rsid="000e3138" officeooo:paragraph-rsid="000e3138" style:font-size-asian="12pt" style:font-weight-asian="bold" style:font-size-complex="12pt" style:font-weight-complex="bold"/>
    </style:style>
    <style:style style:name="P3" style:family="paragraph" style:parent-style-name="Standard" style:list-style-name="WWNum1">
      <style:text-properties style:font-name="Courier 10 Pitch" fo:font-size="12pt" fo:font-weight="bold" officeooo:rsid="0016971d" officeooo:paragraph-rsid="0016971d" style:font-size-asian="12pt" style:font-weight-asian="bold" style:font-size-complex="12pt" style:font-weight-complex="bold"/>
    </style:style>
    <style:style style:name="P4" style:family="paragraph" style:parent-style-name="Standard" style:list-style-name="WWNum1">
      <style:text-properties style:font-name="Courier 10 Pitch" fo:font-size="12pt" fo:font-weight="bold" officeooo:rsid="0016d574" officeooo:paragraph-rsid="0016d574" style:font-size-asian="12pt" style:font-weight-asian="bold" style:font-size-complex="12pt" style:font-weight-complex="bold"/>
    </style:style>
    <style:style style:name="P5" style:family="paragraph" style:parent-style-name="Standard" style:list-style-name="WWNum1">
      <style:text-properties style:font-name="Courier 10 Pitch" fo:font-size="12pt" fo:font-weight="bold" officeooo:rsid="0016d574" officeooo:paragraph-rsid="0017e6ea" style:font-size-asian="12pt" style:font-weight-asian="bold" style:font-size-complex="12pt" style:font-weight-complex="bold"/>
    </style:style>
    <style:style style:name="P6" style:family="paragraph" style:parent-style-name="Standard" style:list-style-name="WWNum1">
      <style:text-properties style:font-name="Courier 10 Pitch" fo:font-size="12pt" fo:font-weight="bold" officeooo:rsid="0017e6ea" officeooo:paragraph-rsid="0017e6ea" style:font-size-asian="12pt" style:font-weight-asian="bold" style:font-size-complex="12pt" style:font-weight-complex="bold"/>
    </style:style>
    <style:style style:name="P7" style:family="paragraph" style:parent-style-name="Standard" style:list-style-name="WWNum1">
      <style:text-properties style:font-name="Courier 10 Pitch" fo:font-size="12pt" fo:font-weight="bold" officeooo:rsid="001874bc" officeooo:paragraph-rsid="001874bc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ourier 10 Pitch" fo:font-size="10pt" fo:font-weight="normal" officeooo:rsid="000f0563" officeooo:paragraph-rsid="000f0563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Courier 10 Pitch" fo:font-size="10pt" fo:font-weight="normal" officeooo:rsid="000f0563" officeooo:paragraph-rsid="0016d574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Courier 10 Pitch" fo:font-size="10pt" fo:font-weight="normal" officeooo:rsid="0016d574" officeooo:paragraph-rsid="0016d574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Courier 10 Pitch" fo:font-size="10pt" fo:font-weight="normal" officeooo:rsid="0016d574" officeooo:paragraph-rsid="0017e6ea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Courier 10 Pitch" fo:font-size="10pt" fo:font-weight="normal" officeooo:rsid="0017e6ea" officeooo:paragraph-rsid="0017e6ea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Courier 10 Pitch" fo:font-size="10pt" fo:font-weight="normal" officeooo:rsid="0017e6ea" officeooo:paragraph-rsid="0016d574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Courier 10 Pitch" fo:font-size="10pt" fo:font-weight="bold" officeooo:rsid="000f0563" officeooo:paragraph-rsid="0016d574" style:font-size-asian="10pt" style:font-weight-asian="bold" style:font-size-complex="10pt" style:font-weight-complex="bold"/>
    </style:style>
    <style:style style:name="P15" style:family="paragraph" style:parent-style-name="Standard" style:list-style-name="WWNum1" style:master-page-name="Standard">
      <style:paragraph-properties style:page-number="auto"/>
      <style:text-properties style:font-name="Courier 10 Pitch" fo:font-size="12pt" fo:font-weight="bold" officeooo:rsid="000e3138" officeooo:paragraph-rsid="000e3138" style:font-size-asian="12pt" style:font-weight-asian="bold" style:font-size-complex="12pt" style:font-weight-complex="bold"/>
    </style:style>
    <style:style style:name="P16" style:family="paragraph" style:parent-style-name="Standard" style:list-style-name="WWNum1" style:master-page-name="Standard">
      <style:paragraph-properties style:page-number="auto"/>
      <style:text-properties style:font-name="Courier 10 Pitch" fo:font-size="12pt" fo:font-weight="bold" officeooo:rsid="0016d574" officeooo:paragraph-rsid="0016d574" style:font-size-asian="12pt" style:font-weight-asian="bold" style:font-size-complex="12pt" style:font-weight-complex="bold"/>
    </style:style>
    <style:style style:name="T1" style:family="text">
      <style:text-properties officeooo:rsid="0017e6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9271348" text:style-name="WWNum1">
        <text:list-item>
          <text:p text:style-name="P15"/>
        </text:list-item>
        <text:list-item>
          <text:p text:style-name="P2"/>
        </text:list-item>
        <text:list-item>
          <text:p text:style-name="P2"/>
        </text:list-item>
        <text:list-item>
          <text:p text:style-name="P2"/>
        </text:list-item>
        <text:list-item>
          <text:p text:style-name="P2"/>
        </text:list-item>
        <text:list-item>
          <text:p text:style-name="P2"/>
        </text:list-item>
        <text:list-item>
          <text:p text:style-name="P3">Math</text:p>
          <text:list>
            <text:list-item>
              <text:p text:style-name="P4">Floyd’s Cycle Finding – O(tamanho do ciclo)</text:p>
            </text:list-item>
            <text:list-item>
              <text:p text:style-name="P4">Crivo de Erastótenes – O(N log N)</text:p>
            </text:list-item>
            <text:list-item>
              <text:p text:style-name="P4">Fatoração usando Crivo – O(log N)</text:p>
            </text:list-item>
            <text:list-item>
              <text:p text:style-name="P4">Teste de primalidade – O (sqrt N)</text:p>
            </text:list-item>
            <text:list-item>
              <text:p text:style-name="P4">Totient(n) – Usando Crivo – O(log N)</text:p>
            </text:list-item>
            <text:list-item>
              <text:p text:style-name="P4">Totient(n) – Para números grandes – O(sqrt N)</text:p>
            </text:list-item>
            <text:list-item>
              <text:p text:style-name="P4">Algoritmo de Euclides Extendido – O(log(max(a, b)))</text:p>
            </text:list-item>
          </text:list>
        </text:list-item>
      </text:list>
      <text:p text:style-name="P1"/>
      <text:list xml:id="list163131961726874" text:continue-list="list919271348" text:style-name="WWNum1">
        <text:list-item text:start-value="1">
          <text:p text:style-name="P16"/>
        </text:list-item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  <text:list-item>
          <text:p text:style-name="P4">Math</text:p>
          <text:list>
            <text:list-item>
              <text:p text:style-name="P4">Floyd’s Cycle Finding – O(tamanho_ciclo)</text:p>
            </text:list-item>
          </text:list>
        </text:list-item>
      </text:list>
      <text:p text:style-name="P10"/>
      <text:p text:style-name="P10">// Floyd's Cycle Finding Algorithm. Complexidade: O(tamanho maximo do ciclo)</text:p>
      <text:p text:style-name="P10">int f(int x){</text:p>
      <text:p text:style-name="P10"><text:tab/>//dado pelo problema</text:p>
      <text:p text:style-name="P10">}</text:p>
      <text:p text:style-name="P10"/>
      <text:p text:style-name="P10">ii solve(int L){<text:tab/></text:p>
      <text:p text:style-name="P10"><text:tab/>int cycle_len, cycle_begin;</text:p>
      <text:p text:style-name="P10"><text:tab/>int x=f(L), y = f(f(L));</text:p>
      <text:p text:style-name="P10"><text:tab/></text:p>
      <text:p text:style-name="P10"><text:tab/>while(x!=y) { <text:s/>// faz os dois ponteiros se encontrarem</text:p>
      <text:p text:style-name="P10"><text:tab/><text:tab/>x = f(x);</text:p>
      <text:p text:style-name="P10"><text:tab/><text:tab/>y = f(f(y));</text:p>
      <text:p text:style-name="P10"><text:tab/>}</text:p>
      <text:p text:style-name="P10"><text:tab/></text:p>
      <text:p text:style-name="P10"><text:tab/>cycle_len = 1;</text:p>
      <text:p text:style-name="P10"><text:tab/>y = f(x);</text:p>
      <text:p text:style-name="P10"><text:tab/>while(x!=y){ <text:s text:c="2"/>// anda com um e descobre o tamanho do ciclo</text:p>
      <text:p text:style-name="P10"><text:tab/><text:tab/>cycle_len++;</text:p>
      <text:p text:style-name="P10"><text:tab/><text:tab/>y = f(y);</text:p>
      <text:p text:style-name="P10"><text:tab/>}</text:p>
      <text:p text:style-name="P10"><text:tab/></text:p>
      <text:p text:style-name="P10"><text:tab/>x = y = L;</text:p>
      <text:p text:style-name="P10"><text:tab/>for(int i=0; i&lt;cycle_len; i++) y = f(y);</text:p>
      <text:p text:style-name="P10"><text:tab/></text:p>
      <text:p text:style-name="P10"><text:tab/>cycle_begin = 0;</text:p>
      <text:p text:style-name="P10"><text:tab/>while(x!=y){ <text:s text:c="2"/>// acha o começo do ciclo</text:p>
      <text:p text:style-name="P10"><text:tab/><text:tab/>x = f(x);</text:p>
      <text:p text:style-name="P10"><text:tab/><text:tab/>y = f(y);</text:p>
      <text:p text:style-name="P10"><text:tab/><text:tab/>cycle_begin++;</text:p>
      <text:p text:style-name="P10"><text:tab/>}</text:p>
      <text:p text:style-name="P10"><text:tab/>return ii(cycle_begin, cycle_len);</text:p>
      <text:p text:style-name="P10">}</text:p>
      <text:p text:style-name="P8"/>
      <text:list xml:id="list163131680018736" text:continue-numbering="true" text:style-name="WWNum1">
        <text:list-item>
          <text:list>
            <text:list-item>
              <text:p text:style-name="P4">Crivo de Erastótenes – O(N log N)</text:p>
            </text:list-item>
          </text:list>
        </text:list-item>
      </text:list>
      <text:p text:style-name="P10"/>
      <text:p text:style-name="P10">int last[maxn];</text:p>
      <text:p text:style-name="P10">void sieve(){</text:p>
      <text:p text:style-name="P10"><text:tab/>for(ll i=2;i&lt;maxn;i++){</text:p>
      <text:p text:style-name="P10"><text:tab/><text:tab/>if(last[i])</text:p>
      <text:p text:style-name="P10"><text:tab/><text:tab/><text:tab/>continue;</text:p>
      <text:p text:style-name="P10"><text:tab/><text:tab/>last[i] = i;</text:p>
      <text:p text:style-name="P10"><text:tab/><text:tab/>for(ll j=i*i;j&lt;maxn;j+=i)</text:p>
      <text:p text:style-name="P10"><text:tab/><text:tab/><text:tab/>last[j] = i;</text:p>
      <text:p text:style-name="P10"><text:tab/>}</text:p>
      <text:p text:style-name="P10">}</text:p>
      <text:p text:style-name="P13"/>
      <text:list xml:id="list163131795498725" text:continue-numbering="true" text:style-name="WWNum1">
        <text:list-item>
          <text:list>
            <text:list-item>
              <text:p text:style-name="P6">Fatoração usando Crivo – O(log N)</text:p>
            </text:list-item>
          </text:list>
        </text:list-item>
      </text:list>
      <text:p text:style-name="P10"/>
      <text:p text:style-name="P10">vector&lt;int&gt; fatoracao(int n){</text:p>
      <text:p text:style-name="P10"><text:tab/>vector&lt;int&gt; ans;</text:p>
      <text:p text:style-name="P10"><text:soft-page-break/><text:tab/>while(n != 1){</text:p>
      <text:p text:style-name="P10"><text:tab/><text:tab/>ans.push_back(last[n]);</text:p>
      <text:p text:style-name="P10"><text:tab/><text:tab/>n /= last[n];</text:p>
      <text:p text:style-name="P10"><text:tab/>}</text:p>
      <text:p text:style-name="P10"><text:tab/>return ans;</text:p>
      <text:p text:style-name="P10">}</text:p>
      <text:p text:style-name="P9"/>
      <text:list xml:id="list163132110274829" text:continue-numbering="true" text:style-name="WWNum1">
        <text:list-item>
          <text:list>
            <text:list-item>
              <text:p text:style-name="P5">Fatoração usando Crivo <text:span text:style-name="T1">p/ números grandes </text:span>– O(<text:span text:style-name="T1">primos &lt;= sqrt(N)</text:span>)</text:p>
            </text:list-item>
          </text:list>
        </text:list-item>
      </text:list>
      <text:p text:style-name="P12"/>
      <text:p text:style-name="P12">vi primeFactors(ll N) { <text:s text:c="2"/></text:p>
      <text:p text:style-name="P12"><text:s text:c="6"/>vi factors; <text:s text:c="19"/></text:p>
      <text:p text:style-name="P12"><text:s text:c="6"/>ll PF_idx = 0, PF = primes[PF_idx]; <text:s text:c="4"/></text:p>
      <text:p text:style-name="P12"><text:s text:c="6"/>while (N != 1 &amp;&amp; (PF * PF &lt;= N)) { <text:s text:c="2"/></text:p>
      <text:p text:style-name="P12"><text:s text:c="12"/></text:p>
      <text:p text:style-name="P12"><text:s text:c="12"/>while (N % PF == 0) { N /= PF; factors.push_back(PF); } // remove this PF</text:p>
      <text:p text:style-name="P12"><text:s text:c="12"/>PF = primes[++PF_idx]; <text:s text:c="51"/>// only consider primes!</text:p>
      <text:p text:style-name="P12"><text:s text:c="6"/>}</text:p>
      <text:p text:style-name="P12"><text:s text:c="6"/>if (N != 1) factors.push_back(N); <text:s text:c="2"/>// special case if N is actually a prime</text:p>
      <text:p text:style-name="P12"><text:s text:c="6"/>return factors; <text:s text:c="31"/>// if pf exceeds 32-bit integer, you have to change vi</text:p>
      <text:p text:style-name="P12">}</text:p>
      <text:p text:style-name="P12"/>
      <text:list xml:id="list163132459182277" text:continue-numbering="true" text:style-name="WWNum1">
        <text:list-item>
          <text:list>
            <text:list-item>
              <text:p text:style-name="P6">Teste de primalidade – O(sqrt N)</text:p>
            </text:list-item>
          </text:list>
        </text:list-item>
      </text:list>
      <text:p text:style-name="P10"/>
      <text:p text:style-name="P10">bool isPrime(ll n){</text:p>
      <text:p text:style-name="P10"><text:s text:c="4"/>for(int i=2;i&lt;=sqrt(n);i++)</text:p>
      <text:p text:style-name="P10"><text:s text:c="8"/>if(n % i == 0)</text:p>
      <text:p text:style-name="P10"><text:s text:c="12"/>return false;</text:p>
      <text:p text:style-name="P10"><text:s text:c="4"/>return true;</text:p>
      <text:p text:style-name="P10">}</text:p>
      <text:p text:style-name="P12"/>
      <text:list xml:id="list163131852366171" text:continue-numbering="true" text:style-name="WWNum1">
        <text:list-item>
          <text:list>
            <text:list-item>
              <text:p text:style-name="P5">Teste de primalidade – <text:span text:style-name="T1">O(primes.size())</text:span></text:p>
            </text:list-item>
          </text:list>
        </text:list-item>
      </text:list>
      <text:p text:style-name="P12"/>
      <text:p text:style-name="P12">bool isPrime(ll N) { <text:s text:c="15"/></text:p>
      <text:p text:style-name="P12"><text:s text:c="6"/>if (N &lt;= _sieve_size) return bs[N];</text:p>
      <text:p text:style-name="P12"><text:s text:c="6"/>for (int i = 0; i &lt; (int)primes.size(); i++)</text:p>
      <text:p text:style-name="P12"><text:s text:c="12"/>if (N % primes[i] == 0) return false;</text:p>
      <text:p text:style-name="P12"><text:s text:c="6"/>return true; <text:s text:c="19"/></text:p>
      <text:p text:style-name="P12">} <text:s text:c="50"/>// note: only work for N &lt;= (last prime in vi "primes")^2</text:p>
      <text:p text:style-name="P11"/>
      <text:list xml:id="list163130762009132" text:continue-numbering="true" text:style-name="WWNum1">
        <text:list-item>
          <text:list>
            <text:list-item>
              <text:p text:style-name="P6">Número de fatores primos – O(primos &lt;= sqrt(N))</text:p>
            </text:list-item>
          </text:list>
        </text:list-item>
      </text:list>
      <text:p text:style-name="P12"/>
      <text:p text:style-name="P12">ll numPF(ll N) {</text:p>
      <text:p text:style-name="P12"><text:s text:c="6"/>ll PF_idx = 0, PF = primes[PF_idx], ans = 0;</text:p>
      <text:p text:style-name="P12"/>
      <text:p text:style-name="P12"><text:s text:c="6"/>while (N != 1 &amp;&amp; (PF * PF &lt;= N)) {</text:p>
      <text:p text:style-name="P12"><text:s text:c="12"/>while (N % PF == 0) { N /= PF; ans++; }</text:p>
      <text:p text:style-name="P12"><text:s text:c="12"/>PF = primes[++PF_idx];</text:p>
      <text:p text:style-name="P12"><text:s text:c="6"/>}</text:p>
      <text:p text:style-name="P12"><text:s text:c="6"/>if (N != 1) ans++;</text:p>
      <text:p text:style-name="P12"><text:s text:c="6"/>return ans;</text:p>
      <text:p text:style-name="P12">}</text:p>
      <text:p text:style-name="P12"/>
      <text:list xml:id="list163131257289168" text:continue-numbering="true" text:style-name="WWNum1">
        <text:list-item>
          <text:list>
            <text:list-item>
              <text:p text:style-name="P6">Número de fatores primos distintos – O(primos &lt;= sqrt(N))</text:p>
            </text:list-item>
          </text:list>
        </text:list-item>
      </text:list>
      <text:p text:style-name="P12"/>
      <text:p text:style-name="P12">ll numDiffPF(ll N) {</text:p>
      <text:p text:style-name="P12"><text:s text:c="6"/>ll PF_idx = 0, PF = primes[PF_idx], ans = 0;</text:p>
      <text:p text:style-name="P12"/>
      <text:p text:style-name="P12"><text:s text:c="6"/>while (N != 1 &amp;&amp; (PF * PF &lt;= N)) {</text:p>
      <text:p text:style-name="P12"><text:s text:c="12"/>if (N % PF == 0) ans++; <text:s text:c="13"/>// count this pf only once</text:p>
      <text:p text:style-name="P12"><text:s text:c="12"/>while (N % PF == 0) N /= PF;</text:p>
      <text:p text:style-name="P12"><text:s text:c="12"/>PF = primes[++PF_idx];</text:p>
      <text:p text:style-name="P12"><text:soft-page-break/><text:s text:c="6"/>}</text:p>
      <text:p text:style-name="P12"><text:s text:c="6"/>if (N != 1) ans++;</text:p>
      <text:p text:style-name="P12"><text:s text:c="6"/>return ans;</text:p>
      <text:p text:style-name="P12">}</text:p>
      <text:p text:style-name="P12"/>
      <text:list xml:id="list163131459647607" text:continue-numbering="true" text:style-name="WWNum1">
        <text:list-item>
          <text:list>
            <text:list-item>
              <text:p text:style-name="P6">Soma de fatores primos – O(primos &lt;= sqrt(N))</text:p>
            </text:list-item>
          </text:list>
        </text:list-item>
      </text:list>
      <text:p text:style-name="P12"/>
      <text:p text:style-name="P12">ll sumPF(ll N) {</text:p>
      <text:p text:style-name="P12"><text:s text:c="6"/>ll PF_idx = 0, PF = primes[PF_idx], ans = 0;</text:p>
      <text:p text:style-name="P12"/>
      <text:p text:style-name="P12"><text:s text:c="6"/>while (N != 1 &amp;&amp; (PF * PF &lt;= N)) {</text:p>
      <text:p text:style-name="P12"><text:s text:c="12"/>while (N % PF == 0) { N /= PF; ans += PF; }</text:p>
      <text:p text:style-name="P12"><text:s text:c="12"/>PF = primes[++PF_idx];</text:p>
      <text:p text:style-name="P12"><text:s text:c="6"/>}</text:p>
      <text:p text:style-name="P12"/>
      <text:p text:style-name="P12"><text:s text:c="6"/>if (N != 1) ans += N;</text:p>
      <text:p text:style-name="P12"><text:s text:c="6"/>return ans;</text:p>
      <text:p text:style-name="P12">}</text:p>
      <text:p text:style-name="P12"/>
      <text:list xml:id="list163130818399222" text:continue-numbering="true" text:style-name="WWNum1">
        <text:list-item>
          <text:list>
            <text:list-item>
              <text:p text:style-name="P6">Número de divisores – O(primos &lt;= sqrt(N))</text:p>
            </text:list-item>
          </text:list>
        </text:list-item>
      </text:list>
      <text:p text:style-name="P12"/>
      <text:p text:style-name="P12">ll numDiv(ll N) {</text:p>
      <text:p text:style-name="P12"><text:s text:c="6"/>ll PF_idx = 0, PF = primes[PF_idx], ans = 1; <text:s text:c="8"/>// start from ans = 1</text:p>
      <text:p text:style-name="P12"/>
      <text:p text:style-name="P12"><text:s text:c="6"/>while (N != 1 &amp;&amp; (PF * PF &lt;= N)) {</text:p>
      <text:p text:style-name="P12"><text:s text:c="12"/>ll power = 0; <text:s text:c="50"/>// count the power</text:p>
      <text:p text:style-name="P12"><text:s text:c="12"/>while (N % PF == 0) { N /= PF; power++; }</text:p>
      <text:p text:style-name="P12"><text:s text:c="12"/>ans *= (power + 1); <text:s text:c="38"/>// according to the formula</text:p>
      <text:p text:style-name="P12"><text:s text:c="12"/>PF = primes[++PF_idx];</text:p>
      <text:p text:style-name="P12"><text:s text:c="6"/>}</text:p>
      <text:p text:style-name="P12"><text:s text:c="6"/>if (N != 1) ans *= 2; <text:s text:c="44"/>// (last factor has pow = 1, we add 1 to it)</text:p>
      <text:p text:style-name="P12"><text:s text:c="6"/>return ans;</text:p>
      <text:p text:style-name="P12">}</text:p>
      <text:p text:style-name="P12"/>
      <text:list xml:id="list163132713985269" text:continue-numbering="true" text:style-name="WWNum1">
        <text:list-item>
          <text:list>
            <text:list-item>
              <text:p text:style-name="P6">Soma dos divisores – O(primos &lt;= sqrt(N))</text:p>
            </text:list-item>
          </text:list>
        </text:list-item>
      </text:list>
      <text:p text:style-name="P12"/>
      <text:p text:style-name="P12">ll sumDiv(ll N) {</text:p>
      <text:p text:style-name="P12"><text:s text:c="6"/>ll PF_idx = 0, PF = primes[PF_idx], ans = 1; <text:s text:c="26"/>// start from ans = 1</text:p>
      <text:p text:style-name="P12"/>
      <text:p text:style-name="P12"><text:s text:c="6"/>while (N != 1 &amp;&amp; (PF * PF &lt;= N)) {</text:p>
      <text:p text:style-name="P12"><text:s text:c="12"/>ll power = 0;</text:p>
      <text:p text:style-name="P12"><text:s text:c="12"/>while (N % PF == 0) { N /= PF; power++; }</text:p>
      <text:p text:style-name="P12"><text:s text:c="12"/>ans *= ((ll)pow((double)PF, power + 1.0) - 1) / (PF - 1); <text:s text:c="2"/>// formula</text:p>
      <text:p text:style-name="P12"><text:s text:c="12"/>PF = primes[++PF_idx];</text:p>
      <text:p text:style-name="P12"><text:s text:c="6"/>}</text:p>
      <text:p text:style-name="P12"/>
      <text:p text:style-name="P12"><text:s text:c="6"/>if (N != 1) ans *= ((ll)pow((double)N, 2.0) - 1) / (N - 1); <text:s text:c="9"/>// last one</text:p>
      <text:p text:style-name="P12"><text:s text:c="6"/>return ans;</text:p>
      <text:p text:style-name="P12">}</text:p>
      <text:p text:style-name="P12"/>
      <text:list xml:id="list163132352813650" text:continue-numbering="true" text:style-name="WWNum1">
        <text:list-item>
          <text:list>
            <text:list-item>
              <text:p text:style-name="P5">Totient(n) – Usando Crivo – O(log N)</text:p>
            </text:list-item>
          </text:list>
        </text:list-item>
      </text:list>
      <text:p text:style-name="P10"/>
      <text:p text:style-name="P10">int totientSieve(int n){</text:p>
      <text:p text:style-name="P10"><text:tab/>double ans = n;</text:p>
      <text:p text:style-name="P10"><text:tab/>int lastp = n+1;</text:p>
      <text:p text:style-name="P10"><text:tab/>while(n != 1){</text:p>
      <text:p text:style-name="P10"><text:tab/><text:tab/>if(lastp != last[n])</text:p>
      <text:p text:style-name="P10"><text:tab/><text:tab/><text:tab/>ans *= 1 - (1.0 / last[n]);</text:p>
      <text:p text:style-name="P10"><text:tab/><text:tab/>lastp = last[n];</text:p>
      <text:p text:style-name="P10"><text:tab/><text:tab/>n /= last[n];</text:p>
      <text:p text:style-name="P10"><text:tab/>}</text:p>
      <text:p text:style-name="P10"><text:soft-page-break/><text:tab/>return int(ans);</text:p>
      <text:p text:style-name="P10">}</text:p>
      <text:p text:style-name="P10"/>
      <text:list xml:id="list163130970692380" text:continue-numbering="true" text:style-name="WWNum1">
        <text:list-item>
          <text:list>
            <text:list-item>
              <text:p text:style-name="P4">Totient(n) – Para números <text:span text:style-name="T1">grandes em que last prime &gt;= sqrt(N)</text:span></text:p>
            </text:list-item>
          </text:list>
        </text:list-item>
      </text:list>
      <text:p text:style-name="P12"/>
      <text:p text:style-name="P12">ll EulerPhi(ll N) {</text:p>
      <text:p text:style-name="P12"><text:s text:c="6"/>ll PF_idx = 0, PF = primes[PF_idx], ans = N; <text:s text:c="4"/>// start from ans = N</text:p>
      <text:p text:style-name="P12"/>
      <text:p text:style-name="P12"><text:s text:c="6"/>while (N != 1 &amp;&amp; (PF * PF &lt;= N)) {</text:p>
      <text:p text:style-name="P12"><text:s text:c="12"/>if (N % PF == 0) ans -= ans / PF; <text:s text:c="15"/>// only count unique factor</text:p>
      <text:p text:style-name="P12"><text:s text:c="12"/>while (N % PF == 0) N /= PF;</text:p>
      <text:p text:style-name="P12"><text:s text:c="12"/>PF = primes[++PF_idx];</text:p>
      <text:p text:style-name="P12"><text:s text:c="6"/>}</text:p>
      <text:p text:style-name="P12"><text:s text:c="6"/>if (N != 1) ans -= ans / N; <text:s text:c="32"/>// last factor</text:p>
      <text:p text:style-name="P12"><text:s text:c="6"/>return ans;</text:p>
      <text:p text:style-name="P12">}</text:p>
      <text:p text:style-name="P12"/>
      <text:list xml:id="list163130639224970" text:continue-numbering="true" text:style-name="WWNum1">
        <text:list-item>
          <text:list>
            <text:list-item>
              <text:p text:style-name="P5">Totient(n) – Para números grandes – O(sqrt N)</text:p>
            </text:list-item>
          </text:list>
        </text:list-item>
      </text:list>
      <text:p text:style-name="P10"/>
      <text:p text:style-name="P10">ll totient(ll n){</text:p>
      <text:p text:style-name="P10"><text:tab/>double ans = n;</text:p>
      <text:p text:style-name="P10"><text:tab/>for(int i=2;i&lt;=sqrt(n);i++){</text:p>
      <text:p text:style-name="P10"><text:tab/><text:tab/>if(n % i)</text:p>
      <text:p text:style-name="P10"><text:tab/><text:tab/><text:tab/>continue;</text:p>
      <text:p text:style-name="P10"><text:tab/><text:tab/>if(isPrime(i))</text:p>
      <text:p text:style-name="P10"><text:tab/><text:tab/><text:tab/>ans *= 1 - (1.0 / i);</text:p>
      <text:p text:style-name="P10"><text:tab/><text:tab/>if(n/i != i &amp;&amp; isPrime(n/i))</text:p>
      <text:p text:style-name="P10"><text:tab/><text:tab/><text:tab/>ans *= 1 - (1.0 / (n/i));</text:p>
      <text:p text:style-name="P10"><text:tab/>}</text:p>
      <text:p text:style-name="P10"><text:tab/>if(isPrime(n))</text:p>
      <text:p text:style-name="P10"><text:tab/><text:tab/>ans *= 1 - (1.0 / n);</text:p>
      <text:p text:style-name="P10"><text:tab/>return ans;</text:p>
      <text:p text:style-name="P10">}</text:p>
      <text:p text:style-name="P10"/>
      <text:list xml:id="list163132093074797" text:continue-numbering="true" text:style-name="WWNum1">
        <text:list-item>
          <text:list>
            <text:list-item>
              <text:p text:style-name="P4">Algoritmo de Euclides Extendido – O(log(max(a, b)))</text:p>
            </text:list-item>
            <text:list-item>
              <text:p text:style-name="P7">Inverso modular</text:p>
            </text:list-item>
          </text:list>
        </text:list-item>
      </text:list>
      <text:p text:style-name="P14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7:13:12.839773632</meta:creation-date>
    <meta:generator>LibreOffice/5.3.3.2$Windows_x86 LibreOffice_project/3d9a8b4b4e538a85e0782bd6c2d430bafe583448</meta:generator>
    <dc:date>2017-09-06T13:47:26.755000000</dc:date>
    <meta:editing-duration>PT1H16M59S</meta:editing-duration>
    <meta:editing-cycles>14</meta:editing-cycles>
    <meta:document-statistic meta:table-count="0" meta:image-count="0" meta:object-count="0" meta:page-count="5" meta:paragraph-count="194" meta:word-count="929" meta:character-count="5564" meta:non-whitespace-character-count="3684"/>
  </office:meta>
</office:document-meta>
</file>